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officeooo:rsid="000f41a5" officeooo:paragraph-rsid="000f41a5" style:font-weight-asian="bold" style:font-weight-complex="bold"/>
    </style:style>
    <style:style style:name="P2" style:family="paragraph" style:parent-style-name="Standard">
      <style:paragraph-properties fo:text-align="start" style:justify-single-word="false"/>
      <style:text-properties style:text-underline-style="solid" style:text-underline-width="auto" style:text-underline-color="font-color" fo:font-weight="normal" officeooo:rsid="000f41a5" officeooo:paragraph-rsid="000f41a5" style:font-weight-asian="normal" style:font-weight-complex="normal"/>
    </style:style>
    <style:style style:name="P3" style:family="paragraph" style:parent-style-name="Standard">
      <style:paragraph-properties fo:text-align="start" style:justify-single-word="false"/>
      <style:text-properties style:text-underline-style="solid" style:text-underline-width="auto" style:text-underline-color="font-color" fo:font-weight="normal" officeooo:rsid="00109a53" officeooo:paragraph-rsid="00109a53" style:font-weight-asian="normal" style:font-weight-complex="normal"/>
    </style:style>
    <style:style style:name="P4" style:family="paragraph" style:parent-style-name="Standard">
      <style:paragraph-properties fo:text-align="start" style:justify-single-word="false"/>
      <style:text-properties style:text-underline-style="solid" style:text-underline-width="auto" style:text-underline-color="font-color" fo:font-weight="normal" officeooo:rsid="00123d2b" officeooo:paragraph-rsid="00123d2b" style:font-weight-asian="normal" style:font-weight-complex="normal"/>
    </style:style>
    <style:style style:name="P5" style:family="paragraph" style:parent-style-name="Standard">
      <style:paragraph-properties fo:text-align="start" style:justify-single-word="false"/>
      <style:text-properties style:text-underline-style="solid" style:text-underline-width="auto" style:text-underline-color="font-color" fo:font-weight="normal" officeooo:rsid="0013690c" officeooo:paragraph-rsid="0013690c" style:font-weight-asian="normal" style:font-weight-complex="normal"/>
    </style:style>
    <style:style style:name="P6" style:family="paragraph" style:parent-style-name="Standard">
      <style:paragraph-properties fo:text-align="start" style:justify-single-word="false"/>
      <style:text-properties style:text-underline-style="none" fo:font-weight="normal" officeooo:rsid="000f41a5" officeooo:paragraph-rsid="000f41a5" style:font-weight-asian="normal" style:font-weight-complex="normal"/>
    </style:style>
    <style:style style:name="P7" style:family="paragraph" style:parent-style-name="Standard">
      <style:paragraph-properties fo:text-align="start" style:justify-single-word="false"/>
      <style:text-properties style:text-underline-style="none" fo:font-weight="normal" officeooo:rsid="001089d7" officeooo:paragraph-rsid="001089d7" style:font-weight-asian="normal" style:font-weight-complex="normal"/>
    </style:style>
    <style:style style:name="P8" style:family="paragraph" style:parent-style-name="Standard">
      <style:paragraph-properties fo:text-align="start" style:justify-single-word="false"/>
      <style:text-properties style:text-underline-style="none" fo:font-weight="normal" officeooo:rsid="00109a53" officeooo:paragraph-rsid="00109a53" style:font-weight-asian="normal" style:font-weight-complex="normal"/>
    </style:style>
    <style:style style:name="P9" style:family="paragraph" style:parent-style-name="Standard">
      <style:paragraph-properties fo:text-align="start" style:justify-single-word="false"/>
      <style:text-properties style:text-underline-style="none" fo:font-weight="normal" officeooo:rsid="00109a53" officeooo:paragraph-rsid="00123d2b" style:font-weight-asian="normal" style:font-weight-complex="normal"/>
    </style:style>
    <style:style style:name="P10" style:family="paragraph" style:parent-style-name="Standard">
      <style:paragraph-properties fo:text-align="start" style:justify-single-word="false"/>
      <style:text-properties style:text-underline-style="none" fo:font-weight="normal" officeooo:rsid="00123d2b" officeooo:paragraph-rsid="00123d2b" style:font-weight-asian="normal" style:font-weight-complex="normal"/>
    </style:style>
    <style:style style:name="P11" style:family="paragraph" style:parent-style-name="Standard">
      <style:paragraph-properties fo:text-align="start" style:justify-single-word="false"/>
      <style:text-properties style:text-underline-style="none" fo:font-weight="normal" officeooo:rsid="00133141" officeooo:paragraph-rsid="00133141" style:font-weight-asian="normal" style:font-weight-complex="normal"/>
    </style:style>
    <style:style style:name="P12" style:family="paragraph" style:parent-style-name="Standard">
      <style:paragraph-properties fo:text-align="start" style:justify-single-word="false"/>
      <style:text-properties style:text-underline-style="none" fo:font-weight="normal" officeooo:rsid="0013690c" officeooo:paragraph-rsid="0013690c" style:font-weight-asian="normal" style:font-weight-complex="normal"/>
    </style:style>
    <style:style style:name="P13" style:family="paragraph" style:parent-style-name="Standard">
      <style:paragraph-properties fo:text-align="start" style:justify-single-word="false"/>
      <style:text-properties style:text-underline-style="none" fo:font-weight="normal" officeooo:rsid="00149e73" officeooo:paragraph-rsid="00149e73" style:font-weight-asian="normal" style:font-weight-complex="normal"/>
    </style:style>
    <style:style style:name="P14" style:family="paragraph" style:parent-style-name="Standard">
      <style:paragraph-properties fo:text-align="start" style:justify-single-word="false"/>
      <style:text-properties style:text-underline-style="none" fo:font-weight="normal" officeooo:rsid="00149e73" officeooo:paragraph-rsid="0015988a" style:font-weight-asian="normal" style:font-weight-complex="normal"/>
    </style:style>
    <style:style style:name="P15" style:family="paragraph" style:parent-style-name="Standard">
      <style:paragraph-properties fo:text-align="start" style:justify-single-word="false"/>
      <style:text-properties style:text-underline-style="none" fo:font-weight="normal" officeooo:rsid="0015988a" officeooo:paragraph-rsid="0015988a" style:font-weight-asian="normal" style:font-weight-complex="normal"/>
    </style:style>
    <style:style style:name="P16" style:family="paragraph" style:parent-style-name="Standard">
      <style:paragraph-properties fo:text-align="start" style:justify-single-word="false"/>
      <style:text-properties style:text-underline-style="none" fo:font-weight="normal" officeooo:rsid="001856b1" officeooo:paragraph-rsid="001856b1" style:font-weight-asian="normal" style:font-weight-complex="normal"/>
    </style:style>
    <style:style style:name="P17" style:family="paragraph" style:parent-style-name="Standard">
      <style:paragraph-properties fo:text-align="start" style:justify-single-word="false"/>
      <style:text-properties style:text-underline-style="none" fo:font-weight="normal" officeooo:rsid="001856b1" officeooo:paragraph-rsid="00185fbf" style:font-weight-asian="normal" style:font-weight-complex="normal"/>
    </style:style>
    <style:style style:name="P18" style:family="paragraph" style:parent-style-name="Standard">
      <style:paragraph-properties fo:text-align="start" style:justify-single-word="false"/>
      <style:text-properties style:text-underline-style="none" fo:font-weight="normal" officeooo:rsid="001856b1" officeooo:paragraph-rsid="00193fa6" style:font-weight-asian="normal" style:font-weight-complex="normal"/>
    </style:style>
    <style:style style:name="P19" style:family="paragraph" style:parent-style-name="Standard">
      <style:paragraph-properties fo:text-align="start" style:justify-single-word="false"/>
      <style:text-properties style:text-underline-style="none" fo:font-weight="normal" officeooo:rsid="001089d7" officeooo:paragraph-rsid="001856b1" style:font-weight-asian="normal" style:font-weight-complex="normal"/>
    </style:style>
    <style:style style:name="P20" style:family="paragraph" style:parent-style-name="Standard">
      <style:paragraph-properties fo:text-align="start" style:justify-single-word="false"/>
      <style:text-properties style:text-underline-style="none" fo:font-weight="normal" officeooo:rsid="001089d7" officeooo:paragraph-rsid="00193fa6" style:font-weight-asian="normal" style:font-weight-complex="normal"/>
    </style:style>
    <style:style style:name="P21" style:family="paragraph" style:parent-style-name="Standard">
      <style:paragraph-properties fo:text-align="start" style:justify-single-word="false"/>
      <style:text-properties style:text-underline-style="none" fo:font-weight="normal" officeooo:rsid="00123d2b" officeooo:paragraph-rsid="001856b1" style:font-weight-asian="normal" style:font-weight-complex="normal"/>
    </style:style>
    <style:style style:name="P22" style:family="paragraph" style:parent-style-name="Standard">
      <style:paragraph-properties fo:text-align="start" style:justify-single-word="false"/>
      <style:text-properties style:text-underline-style="none" fo:font-weight="normal" officeooo:rsid="00185fbf" officeooo:paragraph-rsid="00185fbf" style:font-weight-asian="normal" style:font-weight-complex="normal"/>
    </style:style>
    <style:style style:name="P23" style:family="paragraph" style:parent-style-name="Standard">
      <style:paragraph-properties fo:text-align="start" style:justify-single-word="false"/>
      <style:text-properties style:text-underline-style="none" fo:font-weight="normal" officeooo:rsid="00185fbf" officeooo:paragraph-rsid="00193fa6" style:font-weight-asian="normal" style:font-weight-complex="normal"/>
    </style:style>
    <style:style style:name="P24" style:family="paragraph" style:parent-style-name="Standard">
      <style:paragraph-properties fo:text-align="start" style:justify-single-word="false"/>
      <style:text-properties style:text-underline-style="none" fo:font-weight="normal" officeooo:rsid="00193fa6" officeooo:paragraph-rsid="00193fa6" style:font-weight-asian="normal" style:font-weight-complex="normal"/>
    </style:style>
    <style:style style:name="P25" style:family="paragraph" style:parent-style-name="Standard">
      <style:paragraph-properties fo:text-align="start" style:justify-single-word="false"/>
      <style:text-properties style:text-underline-style="solid" style:text-underline-width="auto" style:text-underline-color="font-color" fo:font-weight="normal" officeooo:rsid="001856b1" officeooo:paragraph-rsid="001856b1" style:font-weight-asian="normal" style:font-weight-complex="normal"/>
    </style:style>
    <style:style style:name="P26" style:family="paragraph" style:parent-style-name="Standard">
      <style:paragraph-properties fo:text-align="start" style:justify-single-word="false"/>
      <style:text-properties style:text-underline-style="solid" style:text-underline-width="auto" style:text-underline-color="font-color" fo:font-weight="normal" officeooo:rsid="001856b1" officeooo:paragraph-rsid="00193fa6" style:font-weight-asian="normal" style:font-weight-complex="normal"/>
    </style:style>
    <style:style style:name="P27" style:family="paragraph" style:parent-style-name="Standard">
      <style:paragraph-properties fo:text-align="start" style:justify-single-word="false"/>
      <style:text-properties style:text-underline-style="solid" style:text-underline-width="auto" style:text-underline-color="font-color" fo:font-weight="normal" officeooo:rsid="0013690c" officeooo:paragraph-rsid="0013690c" style:font-weight-asian="normal" style:font-weight-complex="normal"/>
    </style:style>
    <style:style style:name="P28" style:family="paragraph" style:parent-style-name="Standard">
      <style:paragraph-properties fo:text-align="start" style:justify-single-word="false"/>
      <style:text-properties style:text-underline-style="solid" style:text-underline-width="auto" style:text-underline-color="font-color" fo:font-weight="normal" officeooo:rsid="00185fbf" officeooo:paragraph-rsid="00185fbf" style:font-weight-asian="normal" style:font-weight-complex="normal"/>
    </style:style>
    <style:style style:name="P29" style:family="paragraph" style:parent-style-name="Standard">
      <style:paragraph-properties fo:text-align="start" style:justify-single-word="false"/>
      <style:text-properties style:text-underline-style="solid" style:text-underline-width="auto" style:text-underline-color="font-color" fo:font-weight="normal" officeooo:rsid="00185fbf" officeooo:paragraph-rsid="00193fa6" style:font-weight-asian="normal" style:font-weight-complex="normal"/>
    </style:style>
    <style:style style:name="T1" style:family="text">
      <style:text-properties officeooo:rsid="001089d7"/>
    </style:style>
    <style:style style:name="T2" style:family="text">
      <style:text-properties officeooo:rsid="00109a53"/>
    </style:style>
    <style:style style:name="T3" style:family="text">
      <style:text-properties style:text-underline-style="solid" style:text-underline-width="auto" style:text-underline-color="font-color"/>
    </style:style>
    <style:style style:name="T4" style:family="text">
      <style:text-properties officeooo:rsid="00123d2b"/>
    </style:style>
    <style:style style:name="T5" style:family="text">
      <style:text-properties style:text-underline-style="none"/>
    </style:style>
    <style:style style:name="T6" style:family="text">
      <style:text-properties style:text-underline-style="none" officeooo:rsid="00133141"/>
    </style:style>
    <style:style style:name="T7" style:family="text">
      <style:text-properties style:text-underline-style="none" officeooo:rsid="0014ff3f"/>
    </style:style>
    <style:style style:name="T8" style:family="text">
      <style:text-properties officeooo:rsid="0013690c"/>
    </style:style>
    <style:style style:name="T9" style:family="text">
      <style:text-properties officeooo:rsid="0014ff3f"/>
    </style:style>
    <style:style style:name="T10" style:family="text">
      <style:text-properties officeooo:rsid="0015988a"/>
    </style:style>
    <style:style style:name="T11" style:family="text">
      <style:text-properties officeooo:rsid="00171c3b"/>
    </style:style>
    <style:style style:name="T12" style:family="text">
      <style:text-properties officeooo:rsid="001856b1"/>
    </style:style>
    <style:style style:name="T13" style:family="text">
      <style:text-properties officeooo:rsid="00185fbf"/>
    </style:style>
    <style:style style:name="T14" style:family="text">
      <style:text-properties officeooo:rsid="00193fa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MT2119A Programming Notes. </text:p>
      <text:p text:style-name="P1"/>
      <text:p text:style-name="P2">Serial data format.</text:p>
      <text:p text:style-name="P2"/>
      <text:p text:style-name="P6">Uses a simple 2 wire SPI type interface. No Chip Select. Data line is bidirectional. </text:p>
      <text:p text:style-name="P6">Clock is Idle High. <text:s/>Latch Data on the negative going edge. </text:p>
      <text:p text:style-name="P6">Data is sent MSB (bit 15) first. </text:p>
      <text:p text:style-name="P6">16 bits per transfer. </text:p>
      <text:p text:style-name="P6">Bit 15 is always a high. </text:p>
      <text:p text:style-name="P6">Bit 14 is <text:span text:style-name="T2">low </text:span>for write and <text:span text:style-name="T2">high</text:span> for read. </text:p>
      <text:p text:style-name="P6">Bits 13 to 8 are the register address. </text:p>
      <text:p text:style-name="P6">Bits 7 to 0 are the <text:span text:style-name="T1">data</text:span>. Sourced by CPU for Writes and by the CMT2119 for reads. </text:p>
      <text:p text:style-name="P6"/>
      <text:p text:style-name="P6">Max clock rate is 1MHz. (500 ns high 500 ns low)</text:p>
      <text:p text:style-name="P6"/>
      <text:p text:style-name="P7">There are two types of register. The command type uses the above format and appears to configure the chip itself. </text:p>
      <text:p text:style-name="P7">The synthesiser settings are programmed into secondary Feature registers which are loaded using a special command sequence. </text:p>
      <text:p text:style-name="P6"/>
      <text:p text:style-name="P2">Programming.</text:p>
      <text:p text:style-name="P2"/>
      <text:p text:style-name="P7">Normally the chip will self program from its built in EEPROM. No external programming is required. The EEPROM is programmed using the manufacturers RFPDK program and USB interface. The exact protocol for this is not documented and currently unknown. </text:p>
      <text:p text:style-name="P7"/>
      <text:p text:style-name="P7">The EEPROM programming can be overridden by a microcontroller using the following procedure, however the settings are not permanent and will be lost on the next power cycle. </text:p>
      <text:p text:style-name="P7"/>
      <text:p text:style-name="P7">The procedure is documented in the datasheet and needs to be followed exactly.</text:p>
      <text:p text:style-name="P7"/>
      <text:p text:style-name="P7"><text:span text:style-name="T3">Step 1. Send the special TWI_RESET sequence. <text:s text:c="2"/>This activates the CPU control mode.</text:span> </text:p>
      <text:p text:style-name="P7"/>
      <text:p text:style-name="P7">Send 32 clock cycles with the data line held low. <text:s/>Then send <text:span text:style-name="T13">0</text:span><text:span text:style-name="T2">D00. <text:s/>48 clock cycles in total. </text:span></text:p>
      <text:p text:style-name="P7"/>
      <text:p text:style-name="P3">Step 2. Send the Soft Reset Command.</text:p>
      <text:p text:style-name="P7"/>
      <text:p text:style-name="P8">Send <text:span text:style-name="T13">3</text:span>D01. Then wait at least 1ms. </text:p>
      <text:p text:style-name="P8"/>
      <text:p text:style-name="P3">Step 3. Send an initialisation command (don’t know what it does) </text:p>
      <text:p text:style-name="P3"/>
      <text:p text:style-name="P8">Send <text:span text:style-name="T13">2</text:span>278. <text:s text:c="5"/></text:p>
      <text:p text:style-name="P8"/>
      <text:p text:style-name="P3">Step 4. Send a fixed set of commands. (don’t know what they do) </text:p>
      <text:p text:style-name="P3"/>
      <text:p text:style-name="P9">Send <text:span text:style-name="T13">2</text:span>F80 <text:s/><text:span text:style-name="T13">3</text:span>5CA <text:s/><text:span text:style-name="T13">3</text:span>6EB <text:s/><text:span text:style-name="T13">3</text:span>737 <text:span text:style-name="T13">3</text:span>882 </text:p>
      <text:p text:style-name="P9"/>
      <text:p text:style-name="P4">Step 5. Send more commands (don’t know what they do)</text:p>
      <text:p text:style-name="P9"/>
      <text:p text:style-name="P9"><text:span text:style-name="T4">Send </text:span><text:span text:style-name="T13">1</text:span>210 <text:span text:style-name="T13">1</text:span>200 <text:span text:style-name="T13">2</text:span>407 <text:span text:style-name="T13">1</text:span>D20</text:p>
      <text:p text:style-name="P7"/>
      <text:p text:style-name="P4">Step 6. Program the Secondary Feature registers. (loop round 21 times)</text:p>
      <text:p text:style-name="P10"><text:soft-page-break/>For each of the 21 Secondary Feature registers. Program the values calculated by the RFPDK program.</text:p>
      <text:p text:style-name="P10"/>
      <text:p text:style-name="P10">Send <text:span text:style-name="T13">1</text:span>8AA<text:tab/>to set register address</text:p>
      <text:p text:style-name="P10">Send <text:span text:style-name="T13">1</text:span>9LL<text:tab/>to set register low 8 bits</text:p>
      <text:p text:style-name="P10">Send <text:span text:style-name="T13">1</text:span>AHH<text:tab/>to set register high 8 bits</text:p>
      <text:p text:style-name="P10">Send <text:span text:style-name="T13">2</text:span>501<text:tab/>to program the register</text:p>
      <text:p text:style-name="P7"/>
      <text:p text:style-name="P10"><text:span text:style-name="T3">Step 7. Send the TWI_OFF command to end the direct register access.</text:span> </text:p>
      <text:p text:style-name="P2"/>
      <text:p text:style-name="P10">Send <text:span text:style-name="T13">0</text:span>D02</text:p>
      <text:p text:style-name="P6"/>
      <text:p text:style-name="P10">RF output is now directly under control of the DATA pin. <text:s/>Low is RF Off. High is RF On. </text:p>
      <text:p text:style-name="P10"/>
      <text:p text:style-name="P10"/>
      <text:p text:style-name="P4">Secondary registers. </text:p>
      <text:p text:style-name="P4"/>
      <text:p text:style-name="P4"><text:span text:style-name="T5">The 21 Secondary register values are best calculated using the RFPDK program. The calcul</text:span><text:span text:style-name="T6">a</text:span><text:span text:style-name="T5">ted values can be output to a text file using the Export function. </text:span></text:p>
      <text:p text:style-name="P4"><text:span text:style-name="T5"/></text:p>
      <text:p text:style-name="P4"><text:span text:style-name="T5">The register functions are not documented but the following has been found by reverse engineering </text:span><text:span text:style-name="T7">and can be used for live tuning</text:span><text:span text:style-name="T5">. </text:span></text:p>
      <text:p text:style-name="P4"><text:span text:style-name="T5"/></text:p>
      <text:p text:style-name="P11">Register 0:- Normal Value = 5000 <text:s text:c="3"/>5400 <text:s text:c="2"/>enables a /2 <text:span text:style-name="T10">output divider</text:span> for lower output frequencies. </text:p>
      <text:p text:style-name="P11">Register 6:- Normal Value = 0000 <text:s text:c="3"/>0001 <text:s text:c="2"/>enables a /<text:span text:style-name="T10">1.5 output divider</text:span> for lower frequencies</text:p>
      <text:p text:style-name="P6"/>
      <text:p text:style-name="P11">Register 7:- Holds the <text:span text:style-name="T10">low</text:span> 16 bits of the fractional N divider. <text:s/><text:span text:style-name="T10">Bit zero is always low so N must always be even.</text:span></text:p>
      <text:p text:style-name="P11">Register 8:- Bits 15 to 8 hold the <text:span text:style-name="T10">top </text:span>8 bits of the fractional N divider. <text:s/>Bit 7 is high for FSK mod low for OOK mod.</text:p>
      <text:p text:style-name="P11">Register 9:- <text:span text:style-name="T8">Bits 10 to 3 h</text:span>old the deviation setting (FSK Shift) for FSK mode. <text:span text:style-name="T8">(Zero for OOK)</text:span></text:p>
      <text:p text:style-name="P11"/>
      <text:p text:style-name="P5">Frequency Calculation. </text:p>
      <text:p text:style-name="P12"/>
      <text:p text:style-name="P12">Frequency 240 – 320 MHz <text:span text:style-name="T10">Output divider</text:span> = 3 (1.5 and 2.0)</text:p>
      <text:p text:style-name="P12">Frequency 320 – 480 MHz <text:span text:style-name="T10">Output Divider </text:span>= 2</text:p>
      <text:p text:style-name="P12">Frequency 480 – 640 MHz <text:span text:style-name="T10">Output Divider </text:span>= 1.5</text:p>
      <text:p text:style-name="P12">Frequency 640 – 960 MHz <text:span text:style-name="T10">Output Divider</text:span> = 1</text:p>
      <text:p text:style-name="P12"/>
      <text:p text:style-name="P12">Reference frequency = 26 MHz.</text:p>
      <text:p text:style-name="P12">Step size = 26000000 / 2^17 <text:s/>= 198.3642578125 Hz.</text:p>
      <text:p text:style-name="P12"/>
      <text:p text:style-name="P15">VCO Frequency = Output Frequency * Output Divider. </text:p>
      <text:p text:style-name="P12"/>
      <text:p text:style-name="P12">Divider setting = <text:span text:style-name="T10">VCO</text:span> Frequency / <text:span text:style-name="T10">Step Size</text:span></text:p>
      <text:p text:style-name="P12"/>
      <text:p text:style-name="P15">Divider must be even. So step size is effectively doubled. </text:p>
      <text:p text:style-name="P12"/>
      <text:p text:style-name="P12"/>
      <text:p text:style-name="P12"/>
      <text:p text:style-name="P12"/>
      <text:p text:style-name="P12"/>
      <text:p text:style-name="P12"><text:soft-page-break/></text:p>
      <text:p text:style-name="P13">Example<text:span text:style-name="T9">s</text:span>. </text:p>
      <text:p text:style-name="P13"/>
      <text:p text:style-name="P13">250.0 <text:s/>MHz <text:s text:c="2"/><text:span text:style-name="T10">Output Divider = 3 VCO = 750.0 <text:s/></text:span><text:s/>Divider = <text:s/>378092<text:span text:style-name="T11">2</text:span> <text:s/>= 39B13<text:span text:style-name="T11">A</text:span> Hex</text:p>
      <text:p text:style-name="P14">435.0 <text:s/>MHz <text:s text:c="2"/><text:span text:style-name="T10">Output Divider = 2 VCO = 870.0</text:span> <text:s text:c="2"/>Divider = <text:s/>4385870 <text:s/>= 42EC4E Hex</text:p>
      <text:p text:style-name="P14">500.0 <text:s/>MHz <text:s text:c="2"/><text:span text:style-name="T10">Output Divider = 1.5 VCO = 750.0 </text:span><text:s/>Divider = 378092<text:span text:style-name="T11">2</text:span> = 39B13<text:span text:style-name="T11">A</text:span> Hex</text:p>
      <text:p text:style-name="P13">800.0 <text:s/>MHz <text:s text:c="2"/><text:span text:style-name="T10">Output Divider = 1 VCO = 800.0</text:span> <text:s text:c="2"/>Divider = <text:s/>4032984 <text:s/>= 3D89D8 Hex</text:p>
      <text:p text:style-name="P12"/>
      <text:p text:style-name="P12"/>
      <text:p text:style-name="P12"/>
      <text:p text:style-name="P25">Programming the device EEPROM</text:p>
      <text:p text:style-name="P12"/>
      <text:p text:style-name="P5"/>
      <text:p text:style-name="P16">Reverse engineered procedure for programming the device EEPROM.</text:p>
      <text:p text:style-name="P16"/>
      <text:p text:style-name="P16"/>
      <text:p text:style-name="P19"><text:span text:style-name="T3">Step 1. Send the special TWI_RESET sequence. <text:s text:c="2"/>This activates the CPU control mode.</text:span> </text:p>
      <text:p text:style-name="P19"/>
      <text:p text:style-name="P19">Send 32 clock cycles with the data line held low. <text:s/>Then send <text:span text:style-name="T13">0</text:span><text:span text:style-name="T2">D00. <text:s/>48 clock cycles in total. </text:span></text:p>
      <text:p text:style-name="P19"/>
      <text:p text:style-name="P25">Step 2. Send the special power on sequence (don’t know exactly what this does)</text:p>
      <text:p text:style-name="P16"/>
      <text:p text:style-name="P16">Send <text:span text:style-name="T13">0</text:span>23B <text:span text:style-name="T13">2</text:span>F80 <text:span text:style-name="T13">3</text:span>F01 <text:span text:style-name="T13">1</text:span>631 <text:span text:style-name="T13">3</text:span>5CA <text:span text:style-name="T13">3</text:span>6EB <text:span text:style-name="T13">3</text:span>737 <text:span text:style-name="T13">3</text:span>882</text:p>
      <text:p text:style-name="P16"/>
      <text:p text:style-name="P25">Step 3. Erase each EEPROM Location and then write new value. (repeat for each location)</text:p>
      <text:p text:style-name="P25"/>
      <text:p text:style-name="P21">Send <text:span text:style-name="T13">1</text:span><text:span text:style-name="T12">7</text:span>AA<text:tab/>to set <text:span text:style-name="T12">EEPROM</text:span> address</text:p>
      <text:p text:style-name="P16">Send <text:span text:style-name="T13">1</text:span>639 <text:s text:c="6"/>to start the <text:span text:style-name="T13">E</text:span>rase</text:p>
      <text:p text:style-name="P16"/>
      <text:p text:style-name="P16">wait 1 ms then Read Register 1F until it returns with bit 3 =1</text:p>
      <text:p text:style-name="P16"/>
      <text:p text:style-name="P16">Send <text:span text:style-name="T13">1</text:span>631 <text:s text:c="6"/>to end the Erase</text:p>
      <text:p text:style-name="P16"/>
      <text:p text:style-name="P21">Send <text:span text:style-name="T13">1</text:span><text:span text:style-name="T12">7</text:span>AA<text:tab/>to <text:span text:style-name="T12">re</text:span>set <text:span text:style-name="T12">EEPROM</text:span> address</text:p>
      <text:p text:style-name="P21">Send <text:span text:style-name="T13">1</text:span>9LL<text:tab/>to set <text:span text:style-name="T12">the </text:span>low 8 bits</text:p>
      <text:p text:style-name="P21">Send <text:span text:style-name="T13">1</text:span>AHH<text:tab/>to set <text:span text:style-name="T12">the</text:span> high 8 bits</text:p>
      <text:p text:style-name="P21">Send <text:span text:style-name="T13">1635</text:span><text:tab/>to <text:span text:style-name="T13">start the EEPROM Write</text:span></text:p>
      <text:p text:style-name="P21"/>
      <text:p text:style-name="P17">wait 1 ms then Read Register 1F until it returns with bit 3 =1</text:p>
      <text:p text:style-name="P17"/>
      <text:p text:style-name="P22">Send 1631 <text:s text:c="5"/>to end the Write</text:p>
      <text:p text:style-name="P22"/>
      <text:p text:style-name="P22"/>
      <text:p text:style-name="P28">Step 4. Send the Exit Sequence</text:p>
      <text:p text:style-name="P22"/>
      <text:p text:style-name="P22">Send <text:s/>1630 3F00 0C27 2F00 027F 0C07 3D01</text:p>
      <text:p text:style-name="P22"/>
      <text:p text:style-name="P22"/>
      <text:p text:style-name="P22"/>
      <text:p text:style-name="P28">Optional EEPROM verify</text:p>
      <text:p text:style-name="P28"/>
      <text:p text:style-name="P22">The Factory Programmer also verifies the EEPROM values</text:p>
      <text:p text:style-name="P20"><text:soft-page-break/><text:span text:style-name="T3">Step 1. Send the special TWI_RESET sequence. <text:s text:c="2"/>This activates the CPU control mode.</text:span> </text:p>
      <text:p text:style-name="P20"/>
      <text:p text:style-name="P20">Send 32 clock cycles with the data line held low. <text:s/>Then send <text:span text:style-name="T13">0</text:span><text:span text:style-name="T2">D00. <text:s/>48 clock cycles in total. </text:span></text:p>
      <text:p text:style-name="P20"/>
      <text:p text:style-name="P26">Step 2. Send the special power on sequence (don’t know exactly what this does)</text:p>
      <text:p text:style-name="P18"/>
      <text:p text:style-name="P18">Send <text:span text:style-name="T13">0</text:span>23B <text:span text:style-name="T13">2</text:span>F80 <text:span text:style-name="T13">3</text:span>F01 <text:span text:style-name="T13">1</text:span>631 <text:span text:style-name="T13">3</text:span>5CA <text:span text:style-name="T13">3</text:span>6EB <text:span text:style-name="T13">3</text:span>737 <text:span text:style-name="T13">3</text:span>882</text:p>
      <text:p text:style-name="P18"/>
      <text:p text:style-name="P26">Step 3. <text:span text:style-name="T14">Read and verify each EEPROm Location </text:span><text:s/>(repeat for each location)</text:p>
      <text:p text:style-name="P22"/>
      <text:p text:style-name="P24">Send 17AA to set the EEPROM Address</text:p>
      <text:p text:style-name="P24">Send 1633 <text:s/>to read the EEPROM</text:p>
      <text:p text:style-name="P24"/>
      <text:p text:style-name="P18">wait 1 ms then Read Register 1F until it returns with bit 3 =1</text:p>
      <text:p text:style-name="P18"/>
      <text:p text:style-name="P24">Read Register 1B for the EEPROM Low Byte</text:p>
      <text:p text:style-name="P24">Read Register 1C for the EEPROM High Byte</text:p>
      <text:p text:style-name="P24"/>
      <text:p text:style-name="P24">Send 1631 to end the read</text:p>
      <text:p text:style-name="P24"/>
      <text:p text:style-name="P29">Step 4. Send the Exit Sequence</text:p>
      <text:p text:style-name="P23"/>
      <text:p text:style-name="P23">Send <text:s/>1630 3F00 0C27 2F00 027F 0C07 3D0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8-18T20:55:28.700000000</meta:creation-date>
    <dc:date>2025-08-25T22:24:20.411000000</dc:date>
    <meta:editing-duration>PT28M57S</meta:editing-duration>
    <meta:editing-cycles>5</meta:editing-cycles>
    <meta:generator>LibreOffice/24.2.5.2$Windows_X86_64 LibreOffice_project/bffef4ea93e59bebbeaf7f431bb02b1a39ee8a59</meta:generator>
    <meta:document-statistic meta:table-count="0" meta:image-count="0" meta:object-count="0" meta:page-count="4" meta:paragraph-count="93" meta:word-count="997" meta:character-count="5480" meta:non-whitespace-character-count="4457"/>
  </office:meta>
</office:document-meta>
</file>